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8f5b4" officeooo:paragraph-rsid="0008f5b4"/>
    </style:style>
    <style:style style:name="P2" style:family="paragraph" style:parent-style-name="Standard">
      <style:paragraph-properties fo:text-align="justify" style:justify-single-word="false"/>
      <style:text-properties officeooo:rsid="000c113f" officeooo:paragraph-rsid="000c113f"/>
    </style:style>
    <style:style style:name="P3" style:family="paragraph" style:parent-style-name="Standard">
      <style:paragraph-properties fo:text-align="justify" style:justify-single-word="false"/>
      <style:text-properties fo:font-weight="bold" officeooo:rsid="0008f5b4" officeooo:paragraph-rsid="0008f5b4" style:font-weight-asian="bold" style:font-weight-complex="bold"/>
    </style:style>
    <style:style style:name="P4" style:family="paragraph" style:parent-style-name="Standard">
      <style:paragraph-properties fo:text-align="justify" style:justify-single-word="false"/>
      <style:text-properties fo:font-weight="bold" officeooo:rsid="000c113f" officeooo:paragraph-rsid="000c113f" style:font-weight-asian="bold" style:font-weight-complex="bold"/>
    </style:style>
    <style:style style:name="P5" style:family="paragraph" style:parent-style-name="Standard">
      <style:paragraph-properties fo:text-align="justify" style:justify-single-word="false"/>
      <style:text-properties fo:font-weight="bold" officeooo:rsid="000c73cf" officeooo:paragraph-rsid="000c73cf" style:font-weight-asian="bold" style:font-weight-complex="bold"/>
    </style:style>
    <style:style style:name="P6" style:family="paragraph" style:parent-style-name="Standard">
      <style:paragraph-properties fo:text-align="justify" style:justify-single-word="false"/>
      <style:text-properties fo:font-weight="bold" officeooo:rsid="000d44f4" officeooo:paragraph-rsid="000d44f4" style:font-weight-asian="bold" style:font-weight-complex="bold"/>
    </style:style>
    <style:style style:name="P7" style:family="paragraph" style:parent-style-name="Standard">
      <style:paragraph-properties fo:text-align="justify" style:justify-single-word="false"/>
      <style:text-properties fo:font-weight="bold" officeooo:rsid="000e12da" officeooo:paragraph-rsid="000e12da" style:font-weight-asian="bold" style:font-weight-complex="bold"/>
    </style:style>
    <style:style style:name="P8" style:family="paragraph" style:parent-style-name="Standard">
      <style:paragraph-properties fo:text-align="justify" style:justify-single-word="false"/>
      <style:text-properties fo:font-weight="bold" officeooo:rsid="000f4094" officeooo:paragraph-rsid="000f4094" style:font-weight-asian="bold" style:font-weight-complex="bold"/>
    </style:style>
    <style:style style:name="P9" style:family="paragraph" style:parent-style-name="Standard">
      <style:paragraph-properties fo:text-align="justify" style:justify-single-word="false"/>
      <style:text-properties fo:font-weight="bold" officeooo:rsid="00108557" officeooo:paragraph-rsid="00108557" style:font-weight-asian="bold" style:font-weight-complex="bold"/>
    </style:style>
    <style:style style:name="P10" style:family="paragraph" style:parent-style-name="Standard">
      <style:paragraph-properties fo:text-align="justify" style:justify-single-word="false"/>
      <style:text-properties fo:font-weight="bold" officeooo:rsid="0010af58" officeooo:paragraph-rsid="0010af58" style:font-weight-asian="bold" style:font-weight-complex="bold"/>
    </style:style>
    <style:style style:name="P11" style:family="paragraph" style:parent-style-name="Standard">
      <style:paragraph-properties fo:text-align="justify" style:justify-single-word="false"/>
      <style:text-properties fo:font-weight="bold" officeooo:rsid="00123d39" officeooo:paragraph-rsid="00123d39" style:font-weight-asian="bold" style:font-weight-complex="bold"/>
    </style:style>
    <style:style style:name="P12" style:family="paragraph" style:parent-style-name="Standard">
      <style:paragraph-properties fo:text-align="justify" style:justify-single-word="false"/>
      <style:text-properties fo:font-weight="bold" officeooo:rsid="00138d3d" officeooo:paragraph-rsid="00138d3d" style:font-weight-asian="bold" style:font-weight-complex="bold"/>
    </style:style>
    <style:style style:name="P13" style:family="paragraph" style:parent-style-name="Standard">
      <style:paragraph-properties fo:text-align="justify" style:justify-single-word="false"/>
      <style:text-properties fo:font-weight="bold" officeooo:rsid="00155d23" officeooo:paragraph-rsid="00155d23" style:font-weight-asian="bold" style:font-weight-complex="bold"/>
    </style:style>
    <style:style style:name="P14" style:family="paragraph" style:parent-style-name="Standard">
      <style:paragraph-properties fo:text-align="justify" style:justify-single-word="false"/>
      <style:text-properties fo:font-weight="bold" officeooo:rsid="001614de" officeooo:paragraph-rsid="001614de" style:font-weight-asian="bold" style:font-weight-complex="bold"/>
    </style:style>
    <style:style style:name="P15" style:family="paragraph" style:parent-style-name="Standard">
      <style:paragraph-properties fo:text-align="justify" style:justify-single-word="false"/>
      <style:text-properties fo:font-weight="bold" officeooo:rsid="0017c360" officeooo:paragraph-rsid="0017c360" style:font-weight-asian="bold" style:font-weight-complex="bold"/>
    </style:style>
    <style:style style:name="P16" style:family="paragraph" style:parent-style-name="Standard">
      <style:paragraph-properties fo:text-align="justify" style:justify-single-word="false"/>
      <style:text-properties fo:font-weight="bold" officeooo:rsid="00197868" officeooo:paragraph-rsid="00197868" style:font-weight-asian="bold" style:font-weight-complex="bold"/>
    </style:style>
    <style:style style:name="P17" style:family="paragraph" style:parent-style-name="Standard">
      <style:paragraph-properties fo:text-align="justify" style:justify-single-word="false"/>
      <style:text-properties fo:font-weight="bold" officeooo:rsid="001b3be7" officeooo:paragraph-rsid="001b3be7" style:font-weight-asian="bold" style:font-weight-complex="bold"/>
    </style:style>
    <style:style style:name="P18" style:family="paragraph" style:parent-style-name="Standard">
      <style:paragraph-properties fo:text-align="justify" style:justify-single-word="false"/>
      <style:text-properties fo:font-weight="bold" officeooo:rsid="001b9a17" officeooo:paragraph-rsid="001b9a17" style:font-weight-asian="bold" style:font-weight-complex="bold"/>
    </style:style>
    <style:style style:name="P19" style:family="paragraph" style:parent-style-name="Standard">
      <style:paragraph-properties fo:text-align="justify" style:justify-single-word="false"/>
      <style:text-properties fo:font-weight="bold" officeooo:rsid="001bbe3f" officeooo:paragraph-rsid="001bbe3f" style:font-weight-asian="bold" style:font-weight-complex="bold"/>
    </style:style>
    <style:style style:name="P20" style:family="paragraph" style:parent-style-name="Standard">
      <style:paragraph-properties fo:text-align="justify" style:justify-single-word="false"/>
      <style:text-properties fo:font-weight="bold" officeooo:rsid="001da323" officeooo:paragraph-rsid="001da323" style:font-weight-asian="bold" style:font-weight-complex="bold"/>
    </style:style>
    <style:style style:name="P21" style:family="paragraph" style:parent-style-name="Standard">
      <style:paragraph-properties fo:text-align="justify" style:justify-single-word="false"/>
      <style:text-properties fo:font-weight="bold" officeooo:rsid="001f3c8c" officeooo:paragraph-rsid="001f3c8c" style:font-weight-asian="bold" style:font-weight-complex="bold"/>
    </style:style>
    <style:style style:name="P22" style:family="paragraph" style:parent-style-name="Standard">
      <style:paragraph-properties fo:text-align="justify" style:justify-single-word="false"/>
      <style:text-properties fo:font-weight="normal" officeooo:rsid="000c113f" officeooo:paragraph-rsid="000c113f" style:font-weight-asian="normal" style:font-weight-complex="normal"/>
    </style:style>
    <style:style style:name="P23" style:family="paragraph" style:parent-style-name="Standard">
      <style:paragraph-properties fo:text-align="justify" style:justify-single-word="false"/>
      <style:text-properties fo:font-weight="normal" officeooo:rsid="000c73cf" officeooo:paragraph-rsid="000c73cf" style:font-weight-asian="normal" style:font-weight-complex="normal"/>
    </style:style>
    <style:style style:name="P24" style:family="paragraph" style:parent-style-name="Standard">
      <style:paragraph-properties fo:text-align="justify" style:justify-single-word="false"/>
      <style:text-properties fo:font-weight="normal" officeooo:rsid="000d44f4" officeooo:paragraph-rsid="000d44f4" style:font-weight-asian="normal" style:font-weight-complex="normal"/>
    </style:style>
    <style:style style:name="P25" style:family="paragraph" style:parent-style-name="Standard">
      <style:paragraph-properties fo:text-align="justify" style:justify-single-word="false"/>
      <style:text-properties fo:font-weight="normal" officeooo:rsid="000e12da" officeooo:paragraph-rsid="000e12da" style:font-weight-asian="normal" style:font-weight-complex="normal"/>
    </style:style>
    <style:style style:name="P26" style:family="paragraph" style:parent-style-name="Standard">
      <style:paragraph-properties fo:text-align="justify" style:justify-single-word="false"/>
      <style:text-properties fo:font-weight="normal" officeooo:rsid="000f4094" officeooo:paragraph-rsid="000f4094" style:font-weight-asian="normal" style:font-weight-complex="normal"/>
    </style:style>
    <style:style style:name="P27" style:family="paragraph" style:parent-style-name="Standard">
      <style:paragraph-properties fo:text-align="justify" style:justify-single-word="false"/>
      <style:text-properties fo:font-weight="normal" officeooo:rsid="00108557" officeooo:paragraph-rsid="00108557" style:font-weight-asian="normal" style:font-weight-complex="normal"/>
    </style:style>
    <style:style style:name="P28" style:family="paragraph" style:parent-style-name="Standard">
      <style:paragraph-properties fo:text-align="justify" style:justify-single-word="false"/>
      <style:text-properties fo:font-weight="normal" officeooo:rsid="0010af58" officeooo:paragraph-rsid="0010af58" style:font-weight-asian="normal" style:font-weight-complex="normal"/>
    </style:style>
    <style:style style:name="P29" style:family="paragraph" style:parent-style-name="Standard">
      <style:paragraph-properties fo:text-align="justify" style:justify-single-word="false"/>
      <style:text-properties fo:font-weight="normal" officeooo:rsid="00123d39" officeooo:paragraph-rsid="00123d39" style:font-weight-asian="normal" style:font-weight-complex="normal"/>
    </style:style>
    <style:style style:name="P30" style:family="paragraph" style:parent-style-name="Standard">
      <style:paragraph-properties fo:text-align="justify" style:justify-single-word="false"/>
      <style:text-properties fo:font-weight="normal" officeooo:rsid="00138d3d" officeooo:paragraph-rsid="00138d3d" style:font-weight-asian="normal" style:font-weight-complex="normal"/>
    </style:style>
    <style:style style:name="P31" style:family="paragraph" style:parent-style-name="Standard">
      <style:paragraph-properties fo:text-align="justify" style:justify-single-word="false"/>
      <style:text-properties fo:font-weight="normal" officeooo:rsid="00155d23" officeooo:paragraph-rsid="00155d23" style:font-weight-asian="normal" style:font-weight-complex="normal"/>
    </style:style>
    <style:style style:name="P32" style:family="paragraph" style:parent-style-name="Standard">
      <style:paragraph-properties fo:text-align="justify" style:justify-single-word="false"/>
      <style:text-properties fo:font-weight="normal" officeooo:rsid="001614de" officeooo:paragraph-rsid="001614de" style:font-weight-asian="normal" style:font-weight-complex="normal"/>
    </style:style>
    <style:style style:name="P33" style:family="paragraph" style:parent-style-name="Standard">
      <style:paragraph-properties fo:text-align="justify" style:justify-single-word="false"/>
      <style:text-properties fo:font-weight="normal" officeooo:rsid="00197868" officeooo:paragraph-rsid="00197868" style:font-weight-asian="normal" style:font-weight-complex="normal"/>
    </style:style>
    <style:style style:name="P34" style:family="paragraph" style:parent-style-name="Standard">
      <style:paragraph-properties fo:text-align="justify" style:justify-single-word="false"/>
      <style:text-properties fo:font-weight="normal" officeooo:rsid="001b3be7" officeooo:paragraph-rsid="001b3be7" style:font-weight-asian="normal" style:font-weight-complex="normal"/>
    </style:style>
    <style:style style:name="P35" style:family="paragraph" style:parent-style-name="Standard">
      <style:paragraph-properties fo:text-align="justify" style:justify-single-word="false"/>
      <style:text-properties fo:font-weight="normal" officeooo:rsid="001b9a17" officeooo:paragraph-rsid="001b9a17" style:font-weight-asian="normal" style:font-weight-complex="normal"/>
    </style:style>
    <style:style style:name="P36" style:family="paragraph" style:parent-style-name="Standard">
      <style:paragraph-properties fo:text-align="justify" style:justify-single-word="false"/>
      <style:text-properties fo:font-weight="normal" officeooo:rsid="001bbe3f" officeooo:paragraph-rsid="001bbe3f" style:font-weight-asian="normal" style:font-weight-complex="normal"/>
    </style:style>
    <style:style style:name="P37" style:family="paragraph" style:parent-style-name="Standard">
      <style:paragraph-properties fo:text-align="justify" style:justify-single-word="false"/>
      <style:text-properties fo:font-weight="normal" officeooo:rsid="001da323" officeooo:paragraph-rsid="001da323" style:font-weight-asian="normal" style:font-weight-complex="normal"/>
    </style:style>
    <style:style style:name="P38" style:family="paragraph" style:parent-style-name="Standard">
      <style:paragraph-properties fo:text-align="justify" style:justify-single-word="false"/>
      <style:text-properties fo:font-weight="normal" officeooo:rsid="001f3c8c" officeooo:paragraph-rsid="001f3c8c" style:font-weight-asian="normal" style:font-weight-complex="normal"/>
    </style:style>
    <style:style style:name="P39" style:family="paragraph" style:parent-style-name="Standard">
      <style:paragraph-properties fo:text-align="justify" style:justify-single-word="false"/>
      <style:text-properties fo:font-weight="normal" officeooo:rsid="0020f73c" officeooo:paragraph-rsid="0020f73c" style:font-weight-asian="normal" style:font-weight-complex="normal"/>
    </style:style>
    <style:style style:name="P40" style:family="paragraph" style:parent-style-name="Standard">
      <style:paragraph-properties fo:text-align="justify" style:justify-single-word="false" fo:break-before="page"/>
      <style:text-properties fo:font-weight="bold" officeooo:rsid="000c73cf" officeooo:paragraph-rsid="000c73cf" style:font-weight-asian="bold" style:font-weight-complex="bold"/>
    </style:style>
    <style:style style:name="P41" style:family="paragraph" style:parent-style-name="Standard">
      <style:paragraph-properties fo:text-align="justify" style:justify-single-word="false" fo:break-before="page"/>
      <style:text-properties fo:font-weight="bold" officeooo:rsid="00138d3d" officeooo:paragraph-rsid="00138d3d" style:font-weight-asian="bold" style:font-weight-complex="bold"/>
    </style:style>
    <style:style style:name="P42" style:family="paragraph" style:parent-style-name="Standard">
      <style:paragraph-properties fo:text-align="justify" style:justify-single-word="false" fo:break-before="page"/>
      <style:text-properties fo:font-weight="bold" officeooo:rsid="001bbe3f" officeooo:paragraph-rsid="001bbe3f" style:font-weight-asian="bold" style:font-weight-complex="bold"/>
    </style:style>
    <style:style style:name="P43" style:family="paragraph" style:parent-style-name="Standard">
      <style:paragraph-properties fo:text-align="justify" style:justify-single-word="false" fo:break-before="page"/>
      <style:text-properties fo:font-weight="bold" officeooo:rsid="001da323" officeooo:paragraph-rsid="001da323" style:font-weight-asian="bold" style:font-weight-complex="bold"/>
    </style:style>
    <style:style style:name="P44" style:family="paragraph" style:parent-style-name="Standard">
      <style:paragraph-properties fo:text-align="justify" style:justify-single-word="false"/>
      <style:text-properties fo:font-weight="bold" officeooo:rsid="00138d3d" officeooo:paragraph-rsid="00138d3d" style:font-weight-asian="bold" style:font-weight-complex="bold"/>
    </style:style>
    <style:style style:name="P45" style:family="paragraph" style:parent-style-name="Standard">
      <style:paragraph-properties fo:text-align="justify" style:justify-single-word="false"/>
      <style:text-properties fo:font-weight="normal" officeooo:rsid="0017c360" officeooo:paragraph-rsid="0017c360" style:font-weight-asian="normal" style:font-weight-complex="normal"/>
    </style:style>
    <style:style style:name="P46" style:family="paragraph" style:parent-style-name="Standard">
      <style:paragraph-properties fo:text-align="justify" style:justify-single-word="false"/>
      <style:text-properties fo:font-weight="normal" officeooo:rsid="0017c360" officeooo:paragraph-rsid="00242ad5" style:font-weight-asian="normal" style:font-weight-complex="normal"/>
    </style:style>
    <style:style style:name="T1" style:family="text">
      <style:text-properties officeooo:rsid="000c113f"/>
    </style:style>
    <style:style style:name="T2" style:family="text">
      <style:text-properties officeooo:rsid="00108557"/>
    </style:style>
    <style:style style:name="T3" style:family="text">
      <style:text-properties officeooo:rsid="0010af58"/>
    </style:style>
    <style:style style:name="T4" style:family="text">
      <style:text-properties officeooo:rsid="00138d3d"/>
    </style:style>
    <style:style style:name="T5" style:family="text">
      <style:text-properties officeooo:rsid="00155d23"/>
    </style:style>
    <style:style style:name="T6" style:family="text">
      <style:text-properties officeooo:rsid="001b3be7"/>
    </style:style>
    <style:style style:name="T7" style:family="text">
      <style:text-properties officeooo:rsid="001bbe3f"/>
    </style:style>
    <style:style style:name="T8" style:family="text">
      <style:text-properties officeooo:rsid="001f72dc"/>
    </style:style>
    <style:style style:name="T9" style:family="text">
      <style:text-properties officeooo:rsid="001f73c2"/>
    </style:style>
    <style:style style:name="T10" style:family="text">
      <style:text-properties officeooo:rsid="0021a10d"/>
    </style:style>
    <style:style style:name="T11" style:family="text">
      <style:text-properties officeooo:rsid="00242ad5"/>
    </style:style>
    <style:style style:name="T12" style:family="text">
      <style:text-properties officeooo:rsid="002488a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seño <text:span text:style-name="T1">incremental</text:span></text:p>
      <text:p text:style-name="P1"><text:span text:style-name="T1">M</text:span>antener un diseño simple y se irá mejorando. </text:p>
      <text:p text:style-name="P2">El tiempo refactorizando y mejorando el diseño existente es bueno pero pocas veces se emplea el tiempo para grandes diseños desde el principio. La mejora continua del diseño es es efecto secundario de hacer TDD.</text:p>
      <text:p text:style-name="P1"/>
      <text:p text:style-name="P4"><text:span text:style-name="T10">Integración</text:span> Continua</text:p>
      <text:p text:style-name="P22">Cuentan con un entorno de integración continua basado en Maven y QuickBuild. El manejo de herramientas de este tipo evitan el problema de “pero sí funciona en mí máquina”. En cierto tiempo, por ejemplo en la noche el servidor de integración continua reconstruye el producto desde cero y publica los binarios. Puede costar bastante trabajo, pero cada minuto va a merecer la pena.</text:p>
      <text:p text:style-name="P22"/>
      <text:p text:style-name="P4">Propiedad Colectiva del Código</text:p>
      <text:p text:style-name="P22">Han verificado que la programación por parejas con una rotación frecuente de las parejas conduce a un nivel elevado de propiedad colectiva del código. En equipos de alto nivel de propiedad colectiva del código han sido más robustos, no tienen problemas en sus sprints si una persona clave está ausente.</text:p>
      <text:p text:style-name="P22"/>
      <text:p text:style-name="P4">Espacio informativo</text:p>
      <text:p text:style-name="P23">Acceso a pizarras y espacios vacíos en las paredes y hacen bien uso de ellos. Se puede encontrar información del producto o proyecto en la paredes, sin embargo puede ocasionar acumulación.</text:p>
      <text:p text:style-name="P23"/>
      <text:p text:style-name="P5">Estandarización de código</text:p>
      <text:p text:style-name="P23">Cada programador puede tener su propio estilo de programación, en algunas ocasiones esto no importa, pero puede originar pequeñas inconsistencias al diseño del sistema y a un código difícil de leer. <text:s/>Aquí unas recomendaciones:</text:p>
      <text:p text:style-name="P23">si se rompe el estándar debe existir una buena razón.</text:p>
      <text:p text:style-name="P23">Usar convenciones de código por defecto.</text:p>
      <text:p text:style-name="P23">Nunca capturar excepciones sin trazar el defecto.</text:p>
      <text:p text:style-name="P23">Utilizar asignación de dependencias basadas en métodos Set.</text:p>
      <text:p text:style-name="P23">Evitar usar Abreviaturas, sin embargo algunas son admitibles.</text:p>
      <text:p text:style-name="P23">No devolver colecciones o vectores en null.</text:p>
      <text:p text:style-name="P23"/>
      <text:p text:style-name="P5">Ritmo sostenible Trabajo enérgico.</text:p>
      <text:p text:style-name="P23">Jornadas de trabajo extendidas son malas para el desarrollo ágil de software. Trabajar en horas insalubres ocasiona: que la mayor parte del tiempo se dedique a apagar fuegos, el equipo de pruebas no asegura la calidad, enfado del cliente.</text:p>
      <text:p text:style-name="P23">La reducción de horas de trabajo mejora la productividad y la calidad notablemente.</text:p>
      <text:p text:style-name="P23"/>
      <text:p text:style-name="P5"/>
      <text:p text:style-name="P40">14 ¿Cómo hacemos pruebas?</text:p>
      <text:p text:style-name="P23">Es una de las partes más duras de scrum o del desarrollo de software en general.</text:p>
      <text:p text:style-name="P24">Es una activada que varia de acuerdo a cada organización, dependiendo del personal de pruebas y de la automatización con la que se cuente. </text:p>
      <text:p text:style-name="P6"/>
      <text:p text:style-name="P6">Probablemente no puedas renunciar a la fase de pruebas</text:p>
      <text:p text:style-name="P24">Cada sprint genera una versión inestable del sistema, por lo tanto está no debe ser instalada al usuario final. El trabajo del personal de pruebas no debe incluir personal del equipo de desarrollo, el objetivo es revelar errores que el equipo de Scrum no pudo imaginar, no existió tiempo para hacerlas o no se contaba con el hardware. La fase de pruebas se refiere a todo el periodo de pruebas, correcciones y <text:span text:style-name="T8">re-lanzamiento</text:span> hasta que haya una versión suficientemente buena para pasar a proudcción.</text:p>
      <text:p text:style-name="P24"/>
      <text:p text:style-name="P6">Minimiza la fase de pruebas</text:p>
      <text:p text:style-name="P24">La fase de pruebas es dura, se puede sertir definitivamente no-ágil, sin embargo no podemos librarnos de esta, pero se puede minimizar el tiempo para la fase de pruebas:</text:p>
      <text:p text:style-name="P24">-Maximizando la calidad del código desarrollado.</text:p>
      <text:p text:style-name="P24">-Maximizando la eficiencia del trabajo manual de pruebas (Mejorar el uso de herramientas y automatizar algunas tareas).</text:p>
      <text:p text:style-name="P24">¿cómo maximizar la calidad del código?</text:p>
      <text:p text:style-name="P24">-Incluir encargados de pruebas en el equipo.</text:p>
      <text:p text:style-name="P24">-Hacer menos cosas en cada sprint.</text:p>
      <text:p text:style-name="P24">… entonces que pasa con el equipo multi-funcional en scrum, y que pasa con los roles, que no se supone que no existen los roles en scrum:</text:p>
      <text:p text:style-name="P24">Un encargado de pruebas es la persona con la principal habilidad para hacer pruebas y no quien sólo tenga la responsabilidad de hacer pruebas.</text:p>
      <text:p text:style-name="P24"/>
      <text:p text:style-name="P6">El encargado de pruebas es quien da el visto bueno</text:p>
      <text:p text:style-name="P24">En efecto, nada se considera terminado hasta que él dice que está terminado. El erro<text:span text:style-name="T8">r</text:span> más común entre los desarrolladores es decir que algo está terminado cuando no lo está, incluso si esta bien definido el concepto de “terminado”, probablemente los desarrolladores lo olvidarán.</text:p>
      <text:p text:style-name="P25">Cómo saber que algo está terminado... pues debe de ser probado. En ocasiones algo que se considera terminado ni siquiera es posible de probar, debido a distintas razones.</text:p>
      <text:p text:style-name="P25">Se considera algo terminado cuando se ha probado la funcionalidad y se ha verificado contra la lista de comprobación <text:s/>“terminado”.</text:p>
      <text:p text:style-name="P25">Un punto a favor es que el encargado de pruebas es la persona perfectamente preparada para organizar la Demo del sprint.</text:p>
      <text:p text:style-name="P25"/>
      <text:p text:style-name="P7">¿Qué cosa hace el encargado de pruebas cuando no hay nada que probar?</text:p>
      <text:p text:style-name="P25">Antes que nada debería ir preparando las pruebas, realizando la descripción de las pruebas, preparando el entorno de desarrollo, etc. Así cuando exista algo que probar estará listo todo y no <text:span text:style-name="T9">tendrá</text:span> que esperar la fase de pruebas.</text:p>
      <text:p text:style-name="P25">Si el equipo esta realizado TDD, entonces las pruebas de código por todo el mundo desde el primer día.</text:p>
      <text:p text:style-name="P25">Si el encargado de pruebas no sabe programar puede acoplarse con los desarrolladores, sin embargo no debe utilizar el teclado. </text:p>
      <text:p text:style-name="P25">A un buen encargado de pruebas se le ocurren más tipos de pruebas que a los desarrolladores, por lo tanto sen complementan uno al otro.</text:p>
      <text:p text:style-name="P26">Si no se esta haciendo TDD, o hay poco trabajo para escribir pruebas, el encargado de pruebas debe apoyar en lo que pueda para alcanzar el objetivo del sprint.</text:p>
      <text:p text:style-name="P26">Las tareas de no programación también deben contemplarse.</text:p>
      <text:p text:style-name="P26"><text:soft-page-break/>Si se realiza una buena planeación el encargado de pruebas puede apoyar mucho incluso si no sabe programar.</text:p>
      <text:p text:style-name="P26">Ejemplos de tareas de no programación:</text:p>
      <text:p text:style-name="P26">-Montar entorno de pruebas.</text:p>
      <text:p text:style-name="P26">-Clarificar requisitos.</text:p>
      <text:p text:style-name="P26">-Discutir detalles de instalación.</text:p>
      <text:p text:style-name="P26">-Escribir documentos de instalación.</text:p>
      <text:p text:style-name="P26">-Contactar con recursos externos.</text:p>
      <text:p text:style-name="P26">-Identificar preguntas clave de los desarrolladores y conseguir respuestas.</text:p>
      <text:p text:style-name="P26">¿Qué hacer si el encargado de pruebas se convierte en un cuello de botella?</text:p>
      <text:p text:style-name="P26">Convertir al equipo en asistentes para apoyar al encargado de pruebas. Aquí se muestra el trabajo de un equipo multi-funcional.</text:p>
      <text:p text:style-name="P26"/>
      <text:p text:style-name="P8">Incrementar la calidad haciendo menos en cada sprint.</text:p>
      <text:p text:style-name="P26">No incluir demasiadas historias en el sprint. Hacer menos en cada sprint conducirá a una mayor calidad.</text:p>
      <text:p text:style-name="P26">Es más barato producir menos pero tener un producto estable, en lugar de producir mucho y luego tener parches de emergencia.</text:p>
      <text:p text:style-name="P26"/>
      <text:p text:style-name="P8">¿Deberían las pruebas de aceptación ser parte del Sprint?</text:p>
      <text:p text:style-name="P26">-las pruebas de aceptación son muy difíciles de limitar en tiempo. <text:span text:style-name="T2">¿que ocurre si se acaba el sprint y el error aun continua?, ¿liberas la versión con defectos?, ¿esperas el próximo sprint?</text:span></text:p>
      <text:p text:style-name="P27">-si tienes múltiples equipo trabajando en un mismo producto puedes combinar los equipos para lograr las pruebas de aceptación. TeamA={A,B,C} &amp; TeamB={D,E,F}=TeamP={B,E}</text:p>
      <text:p text:style-name="P27"/>
      <text:p text:style-name="P9">Ciclos de sprint vs ciclos de pruebas.</text:p>
      <text:p text:style-name="P27">La fase de pruebas siempre es necesaria, al menos de que tengas un mundo perfecto McScrum.</text:p>
      <text:p text:style-name="P27">Solucionar errores de la primera liberación puede originar que se cometan más errores en la segunda liberación debido a la priorización para solucionar los primeros bugs.</text:p>
      <text:p text:style-name="P27">Incluso con un equipo dedicado unicamente al desarrollo de pruebas, estos encontrarán los errores y llegaran a la solicitud de los programadores, sólo que menos agresivos.</text:p>
      <text:p text:style-name="P27">Como evitar esto:</text:p>
      <text:p text:style-name="P27">- Maximiza la calidad del código que el equipo libera, es más conveniente encontrar errores pronto que más tarde.</text:p>
      <text:p text:style-name="P27"/>
      <text:p text:style-name="P9">Enfoque 1 No empieces a desarrollar nada nuevo hasta que esté en <text:span text:style-name="T3">producción</text:span> lo que has desarrollado.</text:p>
      <text:p text:style-name="P28">Realizar un sprint, un espacio para pruebas, sprint, pruebas, sprint, y así sucesivamente. Sin embargo, sólo se avanza en los sprints hasta que las pruebas y correcciones obtengan una versión para producción.</text:p>
      <text:p text:style-name="P28">Esto rompe la acotación de los sprints, siempre se dependería de la liberación de las prubas.</text:p>
      <text:p text:style-name="P28"/>
      <text:p text:style-name="P10">Enfoque 2 OK, desarrollamos cosas nuevos, pero priorizamos el poner en producción lo que ya está desarrollado.</text:p>
      <text:p text:style-name="P28">Realizar un sprint, continuar sprint, continuar sprint, y así sucesivamente. Sin embargo, la identificación de los errores se lleva a cabo en el último sprint (sprint actual de trabajo), con esto se evaluá como ocurren los errores y cómo se puede mejorar la calidad. Realizar este enfoque origina sprints largos para corregir los errores encontrados.</text:p>
      <text:p text:style-name="P28"/>
      <text:p text:style-name="P11"><text:soft-page-break/>Mal enfoque – centrarse en producir cosas nuevas</text:p>
      <text:p text:style-name="P29">En pocas palabras producir cosas nuevas cuando aun las cosas antiguas no están en producción. Y aun así se comete el error. Es una efecto producido por el estrés. Hacer esto ocasiona una programación más pesada que ralentiza todo.</text:p>
      <text:p text:style-name="P29"/>
      <text:p text:style-name="P11">No sobrecargues al eslabón más débil de tu cadena.</text:p>
      <text:p text:style-name="P29">Si el o los encargados de prueba sólo pueden trabajar en 2 pruebas por sprint y los desarrolladores realizan 4 nuevas funcionalidades, <text:span text:style-name="T4">este ejemplo ocasionará cuellos de botella en el momento de realzar las pruebas. Aquí se deben tomar decisiones para administrar bien al los integrantes del equipo para que apoyen en tareas donde puedan presentarse los cuellos de botella.</text:span></text:p>
      <text:p text:style-name="P39">No produzcas más de lo que puedes probar.</text:p>
      <text:p text:style-name="P29"/>
      <text:p text:style-name="P12">De vuelta a la realidad</text:p>
      <text:p text:style-name="P30">Los equipos de scrum no cuentan con un gran personal para el desarrollo de pruebas o de otra área.</text:p>
      <text:p text:style-name="P30">Se han obtenido efectos positivos pero aun están lejos de un aseguramiento de la calidad.</text:p>
      <text:p text:style-name="P41">15 como manejar múltiples equipos en scrum</text:p>
      <text:p text:style-name="P30">Trabajar con múltiples equipos es más complejo, las preguntas que debes hacerte cuando estas trabajando con múltiples equipos son:</text:p>
      <text:p text:style-name="P30">¿Cuántos equipos crear? Y ¿cómo distribuir a la gente en los equipos?</text:p>
      <text:p text:style-name="P30"/>
      <text:p text:style-name="P12">Cuántos equipos crear</text:p>
      <text:p text:style-name="P30">Crear solemnemente un equipo no es la mejor idea, se pierde tempo en la reunión, no se sabe que hace cada integrante.</text:p>
      <text:p text:style-name="P30">El consejo es trabajar con equipos grande y no con pequeños. Los equipos pequeños son buenos cuando no interfieren unos con otros.</text:p>
      <text:p text:style-name="P30">Cómo saber cuando la separación de equipos es correcta, cuando durante la reunión del sprint nostras que equipos hablan con que equipos y quienes trabajan por su cuenta.</text:p>
      <text:p text:style-name="P30">La formación de equipos es una parte realmente dura de s<text:span text:style-name="T5">c</text:span>rum.</text:p>
      <text:p text:style-name="P30"/>
      <text:p text:style-name="P12">Tamaño optimo del equipo</text:p>
      <text:p text:style-name="P31">La metodología dicta que sea entre 5- 9, pero han probado equipos de 3 – 8</text:p>
      <text:p text:style-name="P31"/>
      <text:p text:style-name="P13">¿Sincronizar Sprint?</text:p>
      <text:p text:style-name="P31">Si, los sprints sincronizados tienen las siguientes ventajas:</text:p>
      <text:p text:style-name="P31">- momento natural para redistribuir los equipos.</text:p>
      <text:p text:style-name="P31">- todos pueden trabajar en el objetivo al mismo tiempo, conduciendo a una mejor colaboración.</text:p>
      <text:p text:style-name="P31">- menos reuniones de planificación.</text:p>
      <text:p text:style-name="P31"/>
      <text:p text:style-name="P13">¿por qué se introdujo el rol de “guía de equipo”?</text:p>
      <text:p text:style-name="P32">Quien <text:span text:style-name="T11">debería</text:span> establecer la formación de equipos: el scrum master, el cliente, los propios integrantes deben organizarse ellos solos (ver la antedata de las gallinas y los cerdos)... no, debe por eso existe el rol de guía de equipo, algo así como el scrum de scrum masters. El guía de equipo no lidera un equipo, porque es el encargado de tomar la decisión para asignar los roles: scrum master en los equipos y como dividir el personal.</text:p>
      <text:p text:style-name="P32"/>
      <text:p text:style-name="P14">¿Cómo asignamos personas a los equipos?</text:p>
      <text:p text:style-name="P32">Existen dos estrategias generales:</text:p>
      <text:p text:style-name="P32">- Dejar que una persona asignada haga el trabajo</text:p>
      <text:p text:style-name="P32">- Dejar que las propias personas se organicen de alguna forma.</text:p>
      <text:p text:style-name="P32">La combinación de las dos funciona mejor, se habla de una redistribución del personal.</text:p>
      <text:p text:style-name="P45">Esto evita problemas de “no puedo avanzar por que el equipo X no ha terminado su trabajo.</text:p>
      <text:p text:style-name="P46"/>
      <text:p text:style-name="P15">¿Redistribución de equipos entre Sprints?</text:p>
      <text:p text:style-name="P33">Depende del número de historias prioritarias en cada momento. Puede ser buena idea separar a los equipos durante los próximos Sprints. Un aspecto clave de Scrum es el acoplamiento de equipos, el tiempo hace al equipo cohesivo.</text:p>
      <text:p text:style-name="P33">Si se realiza un cambio en el equipo considera las <text:span text:style-name="T6">consecuencias</text:span> de tus cambios.</text:p>
      <text:p text:style-name="P33"/>
      <text:p text:style-name="P16">Miembros a tiempo parcial</text:p>
      <text:p text:style-name="P34">Si vas a incluir a un nuevo miembro en el equipo debes asegurarte de que es realmente necesario para realizar el proyecto, de lo contrario causara problemas en la integración.</text:p>
      <text:p text:style-name="P34">Las personas que trabajan en más de un equipo deben ser asignadas principalmente a uno.</text:p>
      <text:p text:style-name="P34"/>
      <text:p text:style-name="P17">Como hacemos Scrum de Scrums</text:p>
      <text:p text:style-name="P34"><text:soft-page-break/>Es básicamente una reunión periódica a la que los scrum master acuden para hablar. Principalmente para tratar temas de organización y desarrollo de los productos que están trabajando los equipos, entre otros temas como: noticias y actualizaciones del jefe de desarrollo, próximos eventos.</text:p>
      <text:p text:style-name="P34"/>
      <text:p text:style-name="P17">Intercalando los Scrums diarios</text:p>
      <text:p text:style-name="P34">Si se trabaja con muchos equipos en Scrum, se debe tener cuidado con las reuniones, puesto que no pueden ser al mismo tiempo, por lo menos deben tener un tiempo libre para acudir sin problemas a las reuniones comprometidas.</text:p>
      <text:p text:style-name="P34"/>
      <text:p text:style-name="P17">Equipos apaga fuegos</text:p>
      <text:p text:style-name="P34">Si tienes un producto muy grande, el cual te toma tiempo para liberar parches de emergencia, la mejor opción es crear un equipo dedicado a la solución de errores y otro como un equipo de Scrum. El equipo de scrum se dedicaba completamente a estabilizar el sistema y el equipo de apaga fuegos se dedicaba a solucionar los problemas. Se debe tomar en cuenta un equilibrio para integrar los dos grupos.</text:p>
      <text:p text:style-name="P34"/>
      <text:p text:style-name="P17">¿Dividir la pila de Producto – o no?</text:p>
      <text:p text:style-name="P35">Primera estrategia</text:p>
      <text:p text:style-name="P35">El dueño de producto crea la pila de producto, con las historias de producto y su priorización. Los equipos toma su espacio en la pared de equipo (espacio vacío) y coloca su nombre de equipo, ahora el equipo hace la selección de historias, comenzando por las de máxima prioridad y las coloca en su pared.</text:p>
      <text:p text:style-name="P35">Durante la reunión los equipos negocian con las historias. Después de una hora o menos los equipos ya tiene lista su primera versión de su pila de producto y pueden trabajar a partir de ahí.</text:p>
      <text:p text:style-name="P35"/>
      <text:p text:style-name="P35">Segunda Estrategia.</text:p>
      <text:p text:style-name="P35">El dueño del producto crea pilas de producto por equipo. El problema principal es que las tareas pueden ser asignadas in-adecuadamente.</text:p>
      <text:p text:style-name="P35"/>
      <text:p text:style-name="P35">Tercera Estrategia</text:p>
      <text:p text:style-name="P35">Múltiples dueños de producto que crean una pila de producto para un equipo. </text:p>
      <text:p text:style-name="P35"/>
      <text:p text:style-name="P35">Por lo tanto la mejor estrategia para obtener una pila de producto es la primera, debido a que sólo se tiene una pila de producto por un dueño de producto y la asignación de tareas es realizada por el mismo equipo.</text:p>
      <text:p text:style-name="P35"/>
      <text:p text:style-name="P18">Ramificación del código</text:p>
      <text:p text:style-name="P35">Cuando trabajemos con múltiples equipos la ramificación de código será inevitable. Por lo que hay que tener cuidado al realizar el desarrollo. A continuación se describe una lista de lecciones aprendidas:</text:p>
      <text:p text:style-name="P35">- Mantener siempre la línea principal consistente (todas las pruebas pasan, todo compila).</text:p>
      <text:p text:style-name="P35">- Etiquetar cada versión.</text:p>
      <text:p text:style-name="P35">- Crear ramas cuando sea necesario.</text:p>
      <text:p text:style-name="P35">- <text:span text:style-name="T7">Usar ramificaciones para los diferentes ciclos de vida.</text:span></text:p>
      <text:p text:style-name="P35">- <text:span text:style-name="T7">Sincronizar Frecuentemente.</text:span></text:p>
      <text:p text:style-name="P35"/>
      <text:p text:style-name="P19">Retrospectivas multi-equipo</text:p>
      <text:p text:style-name="P36">Realizar la retrospectiva antes de iniciar la planeación del sprint. un portavoz del equipo resume los puntos clave de su retrospectiva y la expone a los demás.</text:p>
      <text:p text:style-name="P36">Tener cuidado con los tiempos, debe ser breve y directa para que existan descansos antes de la planeación del próximo sprint.</text:p>
      <text:p text:style-name="P42">16 cómo gestionamos equipos distribuidos geográficamente.</text:p>
      <text:p text:style-name="P36">Maximizar la comunicación en el equipo. Posibilidades para:</text:p>
      <text:p text:style-name="P36">- programar en parejas</text:p>
      <text:p text:style-name="P36">- encontrarse cara a cara al Scrum master diario.</text:p>
      <text:p text:style-name="P36">- encontrarse físicamente y socializar.</text:p>
      <text:p text:style-name="P36">- tener reuniones espontaneas con todo el equipo.</text:p>
      <text:p text:style-name="P36">- tener la misma visión de la pila de Sprint.</text:p>
      <text:p text:style-name="P36"/>
      <text:p text:style-name="P20">Offshoring (EN EL EXTRANJERO)</text:p>
      <text:p text:style-name="P37">Las estrategias principales son:</text:p>
      <text:p text:style-name="P37">- Equipos separados.</text:p>
      <text:p text:style-name="P37">- Miembros de equipo separados.</text:p>
      <text:p text:style-name="P37">El punto más importante es la comunicación entre los miembros del equipo</text:p>
      <text:p text:style-name="P20"/>
      <text:p text:style-name="P20">Miembros de equipo que trabajan desde casa</text:p>
      <text:p text:style-name="P37">La decisión de trabajar desde casa es propia de los integrantes del equipo, siempre y cuando se respete la comunicación. Tener gente trabajando en casa no debe de ser un problema porque se debe respetar la comunicación.</text:p>
      <text:p text:style-name="P37"/>
      <text:p text:style-name="P43">17 Lista de comprobación del Scrum Master</text:p>
      <text:p text:style-name="P37">Que no debes olvidar:</text:p>
      <text:p text:style-name="P20"/>
      <text:p text:style-name="P20">Comienzo del sprint</text:p>
      <text:p text:style-name="P38">informar al equipo las actividades de planeación del sprint.</text:p>
      <text:p text:style-name="P38">Avisar comienzo de nuevo sprint.</text:p>
      <text:p text:style-name="P38">Actualizar estadísticas.</text:p>
      <text:p text:style-name="P38"/>
      <text:p text:style-name="P21">Todos los días</text:p>
      <text:p text:style-name="P38">Asegurate que comienza y termina en su horas.</text:p>
      <text:p text:style-name="P38">Asegurate que todas las historias sean añadidas o eliminadas de la pilas.</text:p>
      <text:p text:style-name="P38">Actualización de la pila y el burn-down.</text:p>
      <text:p text:style-name="P38">Asegurate de que los problemas sean solucionados.</text:p>
      <text:p text:style-name="P38"/>
      <text:p text:style-name="P21">Final de Sprints</text:p>
      <text:p text:style-name="P38">Haz un demo de Sprint Abierta.</text:p>
      <text:p text:style-name="P38">Notificar a todos los participantes del demo.</text:p>
      <text:p text:style-name="P38">Hacer una retrospectiva, difundir las lecciones aprendidas.</text:p>
      <text:p text:style-name="P38">Actualizar el documento de estadísticas, actualizar valor real y los puntos clave de la retrospectiva.</text:p>
      <text:p text:style-name="P38"/>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23:20:04.834496295</meta:creation-date>
    <meta:editing-duration>PT6H40M36S</meta:editing-duration>
    <meta:editing-cycles>7</meta:editing-cycles>
    <meta:generator>LibreOffice/4.2.8.2$Linux_X86_64 LibreOffice_project/420m0$Build-2</meta:generator>
    <dc:date>2016-02-12T11:10:39.823124353</dc:date>
    <meta:document-statistic meta:table-count="0" meta:image-count="0" meta:object-count="0" meta:page-count="8" meta:paragraph-count="165" meta:word-count="2587" meta:character-count="15765" meta:non-whitespace-character-count="13334"/>
  </office:meta>
</office:document-meta>
</file>